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 style:data-style-name="N81">
      <style:table-cell-properties fo:background-color="#ffff00"/>
    </style:style>
    <style:style style:name="ce1" style:family="table-cell" style:parent-style-name="Default" style:data-style-name="N81"/>
    <style:style style:name="ce6" style:family="table-cell" style:parent-style-name="Default" style:data-style-name="N121">
      <style:table-cell-properties fo:background-color="#ffff00"/>
    </style:style>
    <style:style style:name="ce7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862cm" svg:height="9.709cm" svg:x="0.195cm" svg:y="4.986c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1" table:number-columns-repeated="2" table:default-cell-style-name="Default"/>
        <table:table-column table:style-name="co1" table:number-columns-repeated="2" table:default-cell-style-name="ce9"/>
        <table:table-row table:style-name="ro1">
          <table:table-cell table:style-name="Default" office:value-type="string" calcext:value-type="string">
            <text:p>Far</text:p>
          </table:table-cell>
          <table:table-cell table:style-name="Default" office:value-type="string" calcext:value-type="string">
            <text:p>FC</text:p>
          </table:table-cell>
          <table:table-cell table:style-name="Default" office:value-type="string" calcext:value-type="string">
            <text:p>FC_half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4" office:value-type="float" office:value="1E+019" calcext:value-type="float">
            <text:p>1.00E+19</text:p>
          </table:table-cell>
          <table:table-cell table:style-name="ce6" table:formula="of:=2/(LOG([.A2]+1)/LOG(2))" office:value-type="float" office:value="0.0316873679646296" calcext:value-type="float">
            <text:p>0.03168736796</text:p>
          </table:table-cell>
          <table:table-cell table:style-name="ce6" table:formula="of:=[.B2]*0.5" office:value-type="float" office:value="0.0158436839823148" calcext:value-type="float">
            <text:p>0.01584368398</text:p>
          </table:table-cell>
          <table:table-cell office:value-type="string" calcext:value-type="string">
            <text:p>Used in scene.glsl</text:p>
          </table:table-cell>
          <table:table-cell/>
          <table:table-cell table:style-name="ce2" office:value-type="string" calcext:value-type="string" table:number-columns-spanned="2" table:number-rows-spanned="2">
            <text:p>8.8e26 metres — universe scale</text:p>
          </table:table-cell>
          <table:covered-table-cell table:style-name="Default"/>
        </table:table-row>
        <table:table-row table:style-name="ro1">
          <table:table-cell office:value-type="float" office:value="1E+020" calcext:value-type="float">
            <text:p>1.00E+20</text:p>
          </table:table-cell>
          <table:table-cell table:formula="of:=2/(LOG([.A3]+1)/LOG(2))" office:value-type="float" office:value="0.0301029995663981" calcext:value-type="float">
            <text:p>0.03010299957</text:p>
          </table:table-cell>
          <table:table-cell table:formula="of:=[.B3]*0.5" office:value-type="float" office:value="0.0150514997831991" calcext:value-type="float">
            <text:p>0.01505149978</text:p>
          </table:table-cell>
          <table:table-cell table:number-columns-repeated="2"/>
          <table:covered-table-cell table:number-columns-repeated="2" table:style-name="Default"/>
        </table:table-row>
        <table:table-row table:style-name="ro1">
          <table:table-cell office:value-type="float" office:value="1E+021" calcext:value-type="float">
            <text:p>1.00E+21</text:p>
          </table:table-cell>
          <table:table-cell table:formula="of:=2/(LOG([.A4]+1)/LOG(2))" office:value-type="float" office:value="0.0286695233965696" calcext:value-type="float">
            <text:p>0.02866952340</text:p>
          </table:table-cell>
          <table:table-cell table:formula="of:=[.B4]*0.5" office:value-type="float" office:value="0.0143347616982848" calcext:value-type="float">
            <text:p>0.01433476170</text:p>
          </table:table-cell>
          <table:table-cell table:number-columns-repeated="2"/>
          <table:table-cell office:value-type="string" calcext:value-type="string" table:number-columns-spanned="2" table:number-rows-spanned="4">
            <text:p><text:a xlink:href="https://outerra.blogspot.com/2012/11/maximizing-depth-buffer-range-and.html" xlink:type="simple">https://outerra.blogspot.com/2012/11/maximizing-depth-buffer-range-and.html</text:a> </text:p>
          </table:table-cell>
          <table:covered-table-cell/>
        </table:table-row>
        <table:table-row table:style-name="ro1">
          <table:table-cell office:value-type="float" office:value="1E+022" calcext:value-type="float">
            <text:p>1.00E+22</text:p>
          </table:table-cell>
          <table:table-cell table:formula="of:=2/(LOG([.A5]+1)/LOG(2))" office:value-type="float" office:value="0.0273663632421801" calcext:value-type="float">
            <text:p>0.02736636324</text:p>
          </table:table-cell>
          <table:table-cell table:formula="of:=[.B5]*0.5" office:value-type="float" office:value="0.0136831816210901" calcext:value-type="float">
            <text:p>0.01368318162</text:p>
          </table:table-cell>
          <table:table-cell table:number-columns-repeated="2"/>
          <table:covered-table-cell table:number-columns-repeated="2"/>
        </table:table-row>
        <table:table-row table:style-name="ro1">
          <table:table-cell office:value-type="float" office:value="1E+023" calcext:value-type="float">
            <text:p>1.00E+23</text:p>
          </table:table-cell>
          <table:table-cell table:formula="of:=2/(LOG([.A6]+1)/LOG(2))" office:value-type="float" office:value="0.0261765213620853" calcext:value-type="float">
            <text:p>0.02617652136</text:p>
          </table:table-cell>
          <table:table-cell table:formula="of:=[.B6]*0.5" office:value-type="float" office:value="0.0130882606810427" calcext:value-type="float">
            <text:p>0.01308826068</text:p>
          </table:table-cell>
          <table:table-cell table:number-columns-repeated="2"/>
          <table:covered-table-cell table:number-columns-repeated="2"/>
        </table:table-row>
        <table:table-row table:style-name="ro1">
          <table:table-cell office:value-type="float" office:value="1E+024" calcext:value-type="float">
            <text:p>1.00E+24</text:p>
          </table:table-cell>
          <table:table-cell table:formula="of:=2/(LOG([.A7]+1)/LOG(2))" office:value-type="float" office:value="0.0250858329719984" calcext:value-type="float">
            <text:p>0.02508583297</text:p>
          </table:table-cell>
          <table:table-cell table:formula="of:=[.B7]*0.5" office:value-type="float" office:value="0.0125429164859992" calcext:value-type="float">
            <text:p>0.01254291649</text:p>
          </table:table-cell>
          <table:table-cell table:number-columns-repeated="2"/>
          <table:covered-table-cell table:number-columns-repeated="2"/>
        </table:table-row>
        <table:table-row table:style-name="ro1">
          <table:table-cell office:value-type="float" office:value="1E+025" calcext:value-type="float">
            <text:p>1.00E+25</text:p>
          </table:table-cell>
          <table:table-cell table:formula="of:=2/(LOG([.A8]+1)/LOG(2))" office:value-type="float" office:value="0.0240823996531185" calcext:value-type="float">
            <text:p>0.02408239965</text:p>
          </table:table-cell>
          <table:table-cell table:formula="of:=[.B8]*0.5" office:value-type="float" office:value="0.0120411998265592" calcext:value-type="float">
            <text:p>0.01204119983</text:p>
          </table:table-cell>
          <table:table-cell table:number-columns-repeated="2"/>
          <table:table-cell office:value-type="string" calcext:value-type="string" table:number-columns-spanned="2" table:number-rows-spanned="3">
            <text:p><text:a xlink:href="https://outerra.blogspot.com/search?q=logarithmic&amp;max-results=20&amp;by-date=true" xlink:type="simple">https://outerra.blogspot.com/search?q=logarithmic&amp;max-results=20&amp;by-date=true</text:a> </text:p>
          </table:table-cell>
          <table:covered-table-cell/>
        </table:table-row>
        <table:table-row table:style-name="ro1">
          <table:table-cell office:value-type="float" office:value="1E+026" calcext:value-type="float">
            <text:p>1.00E+26</text:p>
          </table:table-cell>
          <table:table-cell table:formula="of:=2/(LOG([.A9]+1)/LOG(2))" office:value-type="float" office:value="0.0231561535126139" calcext:value-type="float">
            <text:p>0.02315615351</text:p>
          </table:table-cell>
          <table:table-cell table:formula="of:=[.B9]*0.5" office:value-type="float" office:value="0.011578076756307" calcext:value-type="float">
            <text:p>0.01157807676</text:p>
          </table:table-cell>
          <table:table-cell table:number-columns-repeated="2"/>
          <table:covered-table-cell table:number-columns-repeated="2"/>
        </table:table-row>
        <table:table-row table:style-name="ro1">
          <table:table-cell office:value-type="float" office:value="1E+027" calcext:value-type="float">
            <text:p>1.00E+27</text:p>
          </table:table-cell>
          <table:table-cell table:formula="of:=2/(LOG([.A10]+1)/LOG(2))" office:value-type="float" office:value="0.0222985181973319" calcext:value-type="float">
            <text:p>0.02229851820</text:p>
          </table:table-cell>
          <table:table-cell table:formula="of:=[.B10]*0.5" office:value-type="float" office:value="0.011149259098666" calcext:value-type="float">
            <text:p>0.01114925910</text:p>
          </table:table-cell>
          <table:table-cell table:number-columns-repeated="2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6:08:39.258389823</meta:creation-date>
    <dc:date>2022-12-13T11:52:04.417972287</dc:date>
    <meta:editing-duration>PT20M52S</meta:editing-duration>
    <meta:editing-cycles>7</meta:editing-cycles>
    <meta:generator>LibreOffice/7.3.7.2$Linux_X86_64 LibreOffice_project/30$Build-2</meta:generator>
    <meta:document-statistic meta:table-count="1" meta:cell-count="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81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63cm" svg:height="9.71cm" xlink:href=".." xlink:type="simple" chart:class="chart:scatter" chart:style-name="ch1">
        <chart:legend chart:legend-position="end" svg:x="14.05cm" svg:y="4.559cm" style:legend-expansion="high" chart:style-name="ch2"/>
        <chart:plot-area chart:style-name="ch3" table:cell-range-address="Sheet1.A2:Sheet1.B10 Sheet1.B1:Sheet1.B1" chart:data-source-has-labels="row" svg:x="0.276cm" svg:y="0.196cm" svg:width="13.518cm" svg:height="8.143cm">
          <chart:coordinate-region svg:x="1.406cm" svg:y="0.393cm" svg:width="11.624cm" svg:height="7.30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E+019">
                <text:p>1E+019</text:p>
                <draw:g>
                  <svg:desc>Sheet1.A2:Sheet1.A10</svg:desc>
                </draw:g>
              </table:table-cell>
              <table:table-cell office:value-type="float" office:value="0.0316873679646296">
                <text:p>0.0316873679646296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E+020">
                <text:p>1E+020</text:p>
              </table:table-cell>
              <table:table-cell office:value-type="float" office:value="0.0301029995663981">
                <text:p>0.0301029995663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E+021">
                <text:p>1E+021</text:p>
              </table:table-cell>
              <table:table-cell office:value-type="float" office:value="0.0286695233965696">
                <text:p>0.0286695233965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E+022">
                <text:p>1E+022</text:p>
              </table:table-cell>
              <table:table-cell office:value-type="float" office:value="0.0273663632421801">
                <text:p>0.0273663632421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E+023">
                <text:p>1E+023</text:p>
              </table:table-cell>
              <table:table-cell office:value-type="float" office:value="0.0261765213620853">
                <text:p>0.0261765213620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E+024">
                <text:p>1E+024</text:p>
              </table:table-cell>
              <table:table-cell office:value-type="float" office:value="0.0250858329719984">
                <text:p>0.0250858329719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E+025">
                <text:p>1E+025</text:p>
              </table:table-cell>
              <table:table-cell office:value-type="float" office:value="0.0240823996531185">
                <text:p>0.0240823996531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E+026">
                <text:p>1E+026</text:p>
              </table:table-cell>
              <table:table-cell office:value-type="float" office:value="0.0231561535126139">
                <text:p>0.0231561535126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E+027">
                <text:p>1E+027</text:p>
              </table:table-cell>
              <table:table-cell office:value-type="float" office:value="0.0222985181973319">
                <text:p>0.0222985181973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